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9ba" officeooo:paragraph-rsid="001739ba"/>
    </style:style>
    <style:style style:name="P2" style:family="paragraph" style:parent-style-name="Standard">
      <style:text-properties officeooo:rsid="00190862" officeooo:paragraph-rsid="00190862"/>
    </style:style>
    <style:style style:name="T1" style:family="text">
      <style:text-properties officeooo:rsid="00190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squema servicio web secuencial</text:p>
      <text:p text:style-name="P1"><text:tab/>acepta conexion</text:p>
      <text:p text:style-name="P1"><text:tab/>recibe peticion</text:p>
      <text:p text:style-name="P1"/>
      <text:p text:style-name="P1">Esquema 2</text:p>
      <text:p text:style-name="P1"/>
      <text:p text:style-name="P1">While (1)</text:p>
      <text:p text:style-name="P1"><text:tab/>acepta conexion</text:p>
      <text:p text:style-name="P1"><text:tab/>recibe peticion</text:p>
      <text:p text:style-name="P1">thread</text:p>
      <text:p text:style-name="P1"><text:tab/>abre fichero</text:p>
      <text:p text:style-name="P1"><text:tab/>lee fichero</text:p>
      <text:p text:style-name="P1"><text:tab/></text:p>
      <text:p text:style-name="P1"/>
      <text:p text:style-name="P1"/>
      <text:p text:style-name="P1"/>
      <text:p text:style-name="P1">Esquema en eventos (no bloqueante)</text:p>
      <text:p text:style-name="P1"/>
      <text:p text:style-name="P2">Esquema concurente con pool</text:p>
      <text:p text:style-name="P2">crea N threads</text:p>
      <text:p text:style-name="P2">while(1) </text:p>
      <text:p text:style-name="P2"><text:tab/>acepta conexion</text:p>
      <text:p text:style-name="P2"><text:tab/>selecciona un thread y le asigna conexion</text:p>
      <text:p text:style-name="P2"/>
      <text:p text:style-name="P2">Esquema concurrente híbrido</text:p>
      <text:p text:style-name="P2"/>
      <text:p text:style-name="P2"/>
      <text:p text:style-name="P2">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11:53.968529775</meta:creation-date>
    <dc:date>2020-02-10T10:19:54.385872562</dc:date>
    <meta:editing-duration>PT8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47" meta:character-count="316" meta:non-whitespace-character-count="277"/>
  </office:meta>
</office:document-meta>
</file>